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text:span text:style-name="T7"> and dot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4])" office:value-type="float" office:value="169">
            <text:p>169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Medium&quot;)" office:value-type="float" office:value="78">
            <text:p>78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OK&quot;)" office:value-type="float" office:value="59">
            <text:p>59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0];[.$K1])" office:value-type="float" office:value="0">
            <text:p>0</text:p>
          </table:table-cell>
          <table:table-cell table:style-name="ce129" table:formula="oooc:=COUNTIF([.M$7:.M$1010];[.$K1])" office:value-type="float" office:value="0">
            <text:p>0</text:p>
          </table:table-cell>
          <table:table-cell table:style-name="ce129" table:formula="oooc:=COUNTIF([.N$7:.N$1010];[.$K1])" office:value-type="float" office:value="0">
            <text:p>0</text:p>
          </table:table-cell>
          <table:table-cell table:style-name="ce129" table:formula="oooc:=COUNTIF([.O$7:.O$1010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0];[.$K2])" office:value-type="float" office:value="0">
            <text:p>0</text:p>
          </table:table-cell>
          <table:table-cell table:style-name="ce129" table:formula="oooc:=COUNTIF([.M$7:.M$1010];[.$K2])" office:value-type="float" office:value="0">
            <text:p>0</text:p>
          </table:table-cell>
          <table:table-cell table:style-name="ce129" table:formula="oooc:=COUNTIF([.N$7:.N$1010];[.$K2])" office:value-type="float" office:value="0">
            <text:p>0</text:p>
          </table:table-cell>
          <table:table-cell table:style-name="ce129" table:formula="oooc:=COUNTIF([.O$7:.O$1010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0];[.$K3])" office:value-type="float" office:value="0">
            <text:p>0</text:p>
          </table:table-cell>
          <table:table-cell table:style-name="ce129" table:formula="oooc:=COUNTIF([.M$7:.M$1010];[.$K3])" office:value-type="float" office:value="0">
            <text:p>0</text:p>
          </table:table-cell>
          <table:table-cell table:style-name="ce129" table:formula="oooc:=COUNTIF([.N$7:.N$1010];[.$K3])" office:value-type="float" office:value="0">
            <text:p>0</text:p>
          </table:table-cell>
          <table:table-cell table:style-name="ce129" table:formula="oooc:=COUNTIF([.O$7:.O$1010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08])" office:value-type="float" office:value="89" table:number-columns-spanned="3" table:number-rows-spanned="1">
            <text:p>8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0];[.$K4])" office:value-type="float" office:value="0">
            <text:p>0</text:p>
          </table:table-cell>
          <table:table-cell table:style-name="ce129" table:formula="oooc:=COUNTIF([.M$7:.M$1010];[.$K4])" office:value-type="float" office:value="0">
            <text:p>0</text:p>
          </table:table-cell>
          <table:table-cell table:style-name="ce129" table:formula="oooc:=COUNTIF([.N$7:.N$1010];[.$K4])" office:value-type="float" office:value="0">
            <text:p>0</text:p>
          </table:table-cell>
          <table:table-cell table:style-name="ce129" table:formula="oooc:=COUNTIF([.O$7:.O$1010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0];[.$K5])" office:value-type="float" office:value="0">
            <text:p>0</text:p>
          </table:table-cell>
          <table:table-cell table:style-name="ce129" table:formula="oooc:=COUNTIF([.M$7:.M$1010];[.$K5])" office:value-type="float" office:value="0">
            <text:p>0</text:p>
          </table:table-cell>
          <table:table-cell table:style-name="ce129" table:formula="oooc:=COUNTIF([.N$7:.N$1010];[.$K5])" office:value-type="float" office:value="0">
            <text:p>0</text:p>
          </table:table-cell>
          <table:table-cell table:style-name="ce129" table:formula="oooc:=COUNTIF([.O$7:.O$1010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</text:span><text:span text:style-name="T7">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</text:span><text:span text:style-name="T7">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</text:span><text:span text:style-name="T7">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First Name can not contain those special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First Name can not be started with special charact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less than 3 or over max length</text:p>
          </table:table-cell>
          <table:table-cell table:style-name="ce121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4" office:value-type="string">
            <text:p>Show message alert First Name must be over 3 and less than 4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s First Name can not be started with number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Last Name can not contain those special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Last Name can not be started with special character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less than 3 or over max length</text:p>
          </table:table-cell>
          <table:table-cell table:style-name="ce121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4" office:value-type="string">
            <text:p>Show message alert First Name must be over 3 and less than 45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s Last Name can not be started with number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Group Name can not be started with numb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text:span text:style-name="T7"> and dot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igit, <text:s/><text:span text:style-name="T9">dash</text:span> and dot in Group Name</text:p>
          </table:table-cell>
          <table:table-cell table:style-name="ce121" office:value-type="string">
            <text:p><text:span text:style-name="T9">- Input value for Group Name, start </text:span><text:span text:style-name="T9">with dash and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must be start by character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group name can contain alpha, dash, digit and underscore on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over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label must be more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Label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7" office:value-type="string">
            <text:p>Show message alerts Label must be from 3 to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in Edit Page &amp; Navigation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Exo </text:span><text:span text:style-name="T7">Start/ Administration/ </text:span><text:span text:style-name="T7">Advanced/Edit Page &amp; Nav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group is being used, can not delet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have to input user nam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</text:span><text:span text:style-name="T28">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7];6;FIND(&quot;:&quot;;[.F257];1)-FIND(&quot; &quot;;[.F257];1)-1))&gt;VALUE(MID([.F256];6;FIND(&quot;:&quot;;[.F256];1)-FIND(&quot; &quot;;[.F256];1)-1));[.C256];[.C25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3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6]=[.$A5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6]=[.$A6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6]=[.$A7])*([Organization.A$5:Organization.A$996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6]=[.$A8])*([Organization.A$5:Organization.A$996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6]=[.$A9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6]=[.$A10])*([Organization.A$5:Organization.A$996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6]=[.$A11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6]=[.$A12])*([Organization.A$5:Organization.A$996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6]=[.$A13])*([Organization.A$5:Organization.A$996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6]=[.$A14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6]=[.$A15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6]=[.$A16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6]=[.$A17])*([Organization.A$5:Organization.A$996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6]=[.$A18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6]=[.$A19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6">
            <text:p>25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06/30/2010</text:date>, <text:time>17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6-30T17:51:20</dc:date>
    <dc:language>en-US</dc:language>
    <meta:editing-cycles>510</meta:editing-cycles>
    <meta:editing-duration>P8DT15H43M17S</meta:editing-duration>
    <meta:user-defined meta:name="Info 1"/>
    <meta:user-defined meta:name="Info 2"/>
    <meta:user-defined meta:name="Info 3"/>
    <meta:user-defined meta:name="Info 4"/>
    <meta:document-statistic meta:table-count="9" meta:cell-count="8017" meta:object-count="6"/>
  </office:meta>
</office:document-meta>
</file>